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Text_20_body" style:list-style-name="L5">
      <style:paragraph-properties fo:margin-top="0cm" fo:margin-bottom="0cm" loext:contextual-spacing="false"/>
    </style:style>
    <style:style style:name="P10" style:family="paragraph" style:parent-style-name="Text_20_body" style:list-style-name="L6">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e 10 Most Common Mistakes PHP Developers Make</text:h>
      <text:p text:style-name="P7"/>
      <text:p text:style-name="P7"><text:a xlink:type="simple" xlink:href="https://www.toptal.com/resume/ilya-sanosyan" text:style-name="Internet_20_link" text:visited-style-name="Visited_20_Internet_20_Link">Ilya Sanosian</text:a></text:p>
      <text:p text:style-name="P7">Ilya is an IT consultant, web architect, and manager with 12+ years of experience building and leading teams.</text:p>
      <text:p text:style-name="P7"><text:span text:style-name="Strong_20_Emphasis">1K</text:span>shares</text:p>
      <text:p text:style-name="Text_20_body">SHARE</text:p>
      <text:list xml:id="list1914046909" text:style-name="L1">
        <text:list-item>
          <text:p text:style-name="P2"/>
        </text:list-item>
      </text:list>
      <text:list xml:id="list2625307273" text:style-name="L3">
        <text:list-item>
          <text:p text:style-name="P3">PHP makes it relatively easy to build a web-based system, which is much of the reason for its popularity. But its ease of use notwithstanding, <text:a xlink:type="simple" xlink:href="https://www.toptal.com/cakephp/cakephp-still-fresh-still-hot" text:style-name="Internet_20_link" text:visited-style-name="Visited_20_Internet_20_Link">PHP has evolved into quite a sophisticated language</text:a> with many frameworks, nuances, and subtleties that can bite developers, leading to hours of hair-pulling debugging. This article highlights ten of the more common mistakes that <text:a xlink:type="simple" xlink:href="https://www.toptal.com/php" text:style-name="Internet_20_link" text:visited-style-name="Visited_20_Internet_20_Link">PHP developers</text:a> need to beware of.</text:p>
        </text:list-item>
      </text:list>
      <text:h text:style-name="Heading_20_2" text:outline-level="2"><text:bookmark text:name="common-mistake-1--leaving-dangling-array-references-after-foreach-loops"/>Common Mistake #1: Leaving dangling array references after <text:span text:style-name="Source_20_Text">foreach</text:span> loops</text:h>
      <text:p text:style-name="Text_20_body">Not sure how to use foreach loops in PHP? Using references in <text:a xlink:type="simple" xlink:href="http://www.php.net/manual/en/control-structures.foreach.php" text:style-name="Internet_20_link" text:visited-style-name="Visited_20_Internet_20_Link"><text:span text:style-name="Source_20_Text">foreach</text:span></text:a> loops can be useful if you want to operate on each element in the array that you are iterating over. For example:</text:p>
      <text:p text:style-name="Preformatted_20_Text"><text:span text:style-name="Source_20_Text">$arr = array(1, 2, 3, 4);</text:span></text:p>
      <text:p text:style-name="Preformatted_20_Text"><text:span text:style-name="Source_20_Text">foreach ($arr as &amp;$value) {</text:span></text:p>
      <text:p text:style-name="Preformatted_20_Text"><text:span text:style-name="Source_20_Text"><text:s text:c="4"/>$value = $value * 2;</text:span></text:p>
      <text:p text:style-name="Preformatted_20_Text"><text:span text:style-name="Source_20_Text">}</text:span></text:p>
      <text:p text:style-name="P1"><text:span text:style-name="Source_20_Text">// $arr is now array(2, 4, 6, 8)</text:span></text:p>
      <text:p text:style-name="Text_20_body">The problem is that, if you’re not careful, this can also have some undesirable side effects and consequences. Specifically, in the above example, after the code is executed, <text:span text:style-name="Source_20_Text">$value</text:span> will remain in scope and will hold a reference to the last element in the array. Subsequent operations involving <text:span text:style-name="Source_20_Text">$value</text:span> could therefore unintentionally end up modifying the last element in the array.</text:p>
      <text:p text:style-name="Text_20_body">The main thing to remember is that <text:span text:style-name="Source_20_Text">foreach</text:span> does not create a scope. Thus, <text:span text:style-name="Source_20_Text">$value</text:span> in the above example is a <text:span text:style-name="Emphasis">reference</text:span> within the top scope of the script. On each iteration <text:span text:style-name="Source_20_Text">foreach</text:span> sets the reference to point to the next element of <text:span text:style-name="Source_20_Text">$array</text:span>. After the loop completes, therefore, <text:span text:style-name="Source_20_Text">$value</text:span> still points to the last element of <text:span text:style-name="Source_20_Text">$array</text:span> and remains in scope.</text:p>
      <text:p text:style-name="Text_20_body">Here’s an example of the kind of evasive and confusing bugs that this can lead to:</text:p>
      <text:p text:style-name="Preformatted_20_Text"><text:span text:style-name="Source_20_Text">$array = [1, 2, 3];</text:span></text:p>
      <text:p text:style-name="Preformatted_20_Text"><text:span text:style-name="Source_20_Text">echo implode(',', $array), "\n";</text:span></text:p>
      <text:p text:style-name="Preformatted_20_Text"/>
      <text:p text:style-name="Preformatted_20_Text"><text:span text:style-name="Source_20_Text">foreach ($array as &amp;$value) {} <text:s text:c="3"/>// by reference</text:span></text:p>
      <text:p text:style-name="Preformatted_20_Text"><text:span text:style-name="Source_20_Text">echo implode(',', $array), "\n";</text:span></text:p>
      <text:p text:style-name="Preformatted_20_Text"/>
      <text:p text:style-name="Preformatted_20_Text"><text:span text:style-name="Source_20_Text">foreach ($array as $value) {} <text:s text:c="4"/>// by value (i.e., copy)</text:span></text:p>
      <text:p text:style-name="P1"><text:span text:style-name="Source_20_Text">echo implode(',', $array), "\n";</text:span></text:p>
      <text:p text:style-name="Text_20_body"><text:soft-page-break/>The above code will output the following:</text:p>
      <text:p text:style-name="Preformatted_20_Text"><text:span text:style-name="Source_20_Text">1,2,3</text:span></text:p>
      <text:p text:style-name="Preformatted_20_Text"><text:span text:style-name="Source_20_Text">1,2,3</text:span></text:p>
      <text:p text:style-name="P1"><text:span text:style-name="Source_20_Text">1,2,2</text:span></text:p>
      <text:p text:style-name="Text_20_body">No, that’s not a typo. The last value on the last line is indeed a 2, not a 3.</text:p>
      <text:p text:style-name="Text_20_body">Why?</text:p>
      <text:p text:style-name="Text_20_body">After going through the first <text:span text:style-name="Source_20_Text">foreach</text:span> loop, <text:span text:style-name="Source_20_Text">$array</text:span> remains unchanged but, as explained above, <text:span text:style-name="Source_20_Text">$value</text:span> is left as a dangling reference to the last element in <text:span text:style-name="Source_20_Text">$array</text:span> (since that <text:span text:style-name="Source_20_Text">foreach</text:span> loop accessed <text:span text:style-name="Source_20_Text">$value</text:span> by <text:span text:style-name="Emphasis">reference</text:span>).</text:p>
      <text:p text:style-name="Text_20_body">As a result, when we go through the second <text:span text:style-name="Source_20_Text">foreach</text:span> loop, “weird stuff” appears to happen. Specifically, since <text:span text:style-name="Source_20_Text">$value</text:span> is now being accessed by value (i.e., by <text:span text:style-name="Emphasis">copy</text:span>), <text:span text:style-name="Source_20_Text">foreach</text:span> <text:span text:style-name="Emphasis">copies</text:span> each sequential <text:span text:style-name="Source_20_Text">$array</text:span> element into <text:span text:style-name="Source_20_Text">$value</text:span> in each step of the loop. As a result, here’s what happens during each step of the second <text:span text:style-name="Source_20_Text">foreach</text:span> loop:</text:p>
      <text:list xml:id="list3919684805" text:style-name="L4">
        <text:list-item>
          <text:p text:style-name="P8"><text:span text:style-name="Emphasis">Pass 1:</text:span> Copies <text:span text:style-name="Source_20_Text">$array[0]</text:span> (i.e., “1”) into <text:span text:style-name="Source_20_Text">$value</text:span> (which is a reference to <text:span text:style-name="Source_20_Text">$array[2]</text:span>), so <text:span text:style-name="Source_20_Text">$array[2]</text:span> now equals 1. So <text:span text:style-name="Source_20_Text">$array</text:span> now contains [1, 2, 1]. </text:p>
        </text:list-item>
        <text:list-item>
          <text:p text:style-name="P8"><text:span text:style-name="Emphasis">Pass 2:</text:span> Copies <text:span text:style-name="Source_20_Text">$array[1]</text:span> (i.e., “2”) into <text:span text:style-name="Source_20_Text">$value</text:span> (which is a reference to <text:span text:style-name="Source_20_Text">$array[2]</text:span>), so <text:span text:style-name="Source_20_Text">$array[2]</text:span> now equals 2. So <text:span text:style-name="Source_20_Text">$array</text:span> now contains [1, 2, 2]. </text:p>
        </text:list-item>
        <text:list-item>
          <text:p text:style-name="P4"><text:span text:style-name="Emphasis">Pass 3:</text:span> Copies <text:span text:style-name="Source_20_Text">$array[2]</text:span> (which now equals “2”) into <text:span text:style-name="Source_20_Text">$value</text:span> (which is a reference to <text:span text:style-name="Source_20_Text">$array[2]</text:span>), so <text:span text:style-name="Source_20_Text">$array[2]</text:span> still equals 2. So <text:span text:style-name="Source_20_Text">$array</text:span> now contains [1, 2, 2]. </text:p>
        </text:list-item>
      </text:list>
      <text:p text:style-name="Text_20_body">To still get the benefit of using references in <text:span text:style-name="Source_20_Text">foreach</text:span> loops without running the risk of these kinds of problems, call <text:span text:style-name="Source_20_Text">unset()</text:span> on the variable, immediately after the <text:span text:style-name="Source_20_Text">foreach</text:span> loop, to remove the reference; e.g.:</text:p>
      <text:p text:style-name="Preformatted_20_Text"><text:span text:style-name="Source_20_Text">$arr = array(1, 2, 3, 4);</text:span></text:p>
      <text:p text:style-name="Preformatted_20_Text"><text:span text:style-name="Source_20_Text">foreach ($arr as &amp;$value) {</text:span></text:p>
      <text:p text:style-name="Preformatted_20_Text"><text:span text:style-name="Source_20_Text"><text:s text:c="4"/>$value = $value * 2;</text:span></text:p>
      <text:p text:style-name="Preformatted_20_Text"><text:span text:style-name="Source_20_Text">}</text:span></text:p>
      <text:p text:style-name="P1"><text:span text:style-name="Source_20_Text">unset($value); <text:s text:c="2"/>// $value no longer references $arr[3]</text:span></text:p>
      <text:h text:style-name="Heading_20_2" text:outline-level="2"><text:bookmark text:name="common-mistake-2--misunderstanding-isset-behavior"/>Common Mistake #2: Misunderstanding <text:span text:style-name="Source_20_Text">isset()</text:span> behavior</text:h>
      <text:p text:style-name="Text_20_body">Despite its name, <text:a xlink:type="simple" xlink:href="http://www.php.net/manual/en/function.isset.php" text:style-name="Internet_20_link" text:visited-style-name="Visited_20_Internet_20_Link"><text:span text:style-name="Source_20_Text">isset()</text:span></text:a> not only returns false if an item does not exist, but <text:span text:style-name="Emphasis">also returns </text:span><text:span text:style-name="Emphasis"><text:span text:style-name="Source_20_Text">false</text:span></text:span><text:span text:style-name="Emphasis"> for </text:span><text:span text:style-name="Emphasis"><text:span text:style-name="Source_20_Text">null</text:span></text:span><text:span text:style-name="Emphasis"> values</text:span>.</text:p>
      <text:p text:style-name="Text_20_body">This behavior is more problematic than it might appear at first and is a common source of problems.</text:p>
      <text:p text:style-name="Text_20_body">Consider the following:</text:p>
      <text:p text:style-name="Preformatted_20_Text"><text:span text:style-name="Source_20_Text">$data = fetchRecordFromStorage($storage, $identifier);</text:span></text:p>
      <text:p text:style-name="Preformatted_20_Text"><text:span text:style-name="Source_20_Text">if (!isset($data['keyShouldBeSet']) {</text:span></text:p>
      <text:p text:style-name="Preformatted_20_Text"><text:span text:style-name="Source_20_Text"><text:s text:c="4"/>// do something here if 'keyShouldBeSet' is not set</text:span></text:p>
      <text:p text:style-name="P1"><text:span text:style-name="Source_20_Text">}</text:span></text:p>
      <text:p text:style-name="Text_20_body">The author of this code presumably wanted to check if <text:span text:style-name="Source_20_Text">keyShouldBeSet</text:span> was set in <text:span text:style-name="Source_20_Text">$data</text:span>. But, as discussed, <text:span text:style-name="Source_20_Text">isset($data['keyShouldBeSet'])</text:span> will <text:span text:style-name="Emphasis">also</text:span> return false if <text:span text:style-name="Source_20_Text">$data['keyShouldBeSet']</text:span> <text:span text:style-name="Emphasis">was</text:span> set, but was set to <text:span text:style-name="Source_20_Text">null</text:span>. So the above logic is flawed.</text:p>
      <text:p text:style-name="Text_20_body"><text:soft-page-break/>Here’s another example:</text:p>
      <text:p text:style-name="Preformatted_20_Text"><text:span text:style-name="Source_20_Text">if ($_POST['active']) {</text:span></text:p>
      <text:p text:style-name="Preformatted_20_Text"><text:span text:style-name="Source_20_Text"><text:s text:c="4"/>$postData = extractSomething($_POST);</text:span></text:p>
      <text:p text:style-name="Preformatted_20_Text"><text:span text:style-name="Source_20_Text">}</text:span></text:p>
      <text:p text:style-name="Preformatted_20_Text"/>
      <text:p text:style-name="Preformatted_20_Text"><text:span text:style-name="Source_20_Text">// ...</text:span></text:p>
      <text:p text:style-name="Preformatted_20_Text"/>
      <text:p text:style-name="Preformatted_20_Text"><text:span text:style-name="Source_20_Text">if (!isset($postData)) {</text:span></text:p>
      <text:p text:style-name="Preformatted_20_Text"><text:span text:style-name="Source_20_Text"><text:s text:c="4"/>echo 'post not active';</text:span></text:p>
      <text:p text:style-name="P1"><text:span text:style-name="Source_20_Text">}</text:span></text:p>
      <text:p text:style-name="Text_20_body">The above code assumes that if <text:span text:style-name="Source_20_Text">$_POST['active']</text:span> returns <text:span text:style-name="Source_20_Text">true</text:span>, then <text:span text:style-name="Source_20_Text">postData</text:span> will necessarily be set, and therefore <text:span text:style-name="Source_20_Text">isset($postData)</text:span> will return <text:span text:style-name="Source_20_Text">true</text:span>. So conversely, the above code assumes that the <text:span text:style-name="Emphasis">only</text:span> way that <text:span text:style-name="Source_20_Text">isset($postData)</text:span> will return <text:span text:style-name="Source_20_Text">false</text:span> is if <text:span text:style-name="Source_20_Text">$_POST['active']</text:span> returned <text:span text:style-name="Source_20_Text">false</text:span> as well.</text:p>
      <text:p text:style-name="Text_20_body">Not.</text:p>
      <text:p text:style-name="Text_20_body">As explained, <text:span text:style-name="Source_20_Text">isset($postData)</text:span> will also return <text:span text:style-name="Source_20_Text">false</text:span> if <text:span text:style-name="Source_20_Text">$postData</text:span> was set to <text:span text:style-name="Source_20_Text">null</text:span>. It therefore <text:span text:style-name="Emphasis">is</text:span> possible for <text:span text:style-name="Source_20_Text">isset($postData)</text:span> to return <text:span text:style-name="Source_20_Text">false</text:span> even if <text:span text:style-name="Source_20_Text">$_POST['active']</text:span> returned <text:span text:style-name="Source_20_Text">true</text:span>. So again, the above logic is flawed.</text:p>
      <text:p text:style-name="Text_20_body">And by the way, as a side point, if the intent in the above code really was to again check if <text:span text:style-name="Source_20_Text">$_POST['active']</text:span> returned true, relying on <text:span text:style-name="Source_20_Text">isset()</text:span> for this was a poor coding decision in any case. Instead, it would have been better to just recheck <text:span text:style-name="Source_20_Text">$_POST['active']</text:span>; i.e.:</text:p>
      <text:p text:style-name="Preformatted_20_Text"><text:span text:style-name="Source_20_Text">if ($_POST['active']) {</text:span></text:p>
      <text:p text:style-name="Preformatted_20_Text"><text:span text:style-name="Source_20_Text"><text:s text:c="4"/>$postData = extractSomething($_POST);</text:span></text:p>
      <text:p text:style-name="Preformatted_20_Text"><text:span text:style-name="Source_20_Text">}</text:span></text:p>
      <text:p text:style-name="Preformatted_20_Text"/>
      <text:p text:style-name="Preformatted_20_Text"><text:span text:style-name="Source_20_Text">// ...</text:span></text:p>
      <text:p text:style-name="Preformatted_20_Text"/>
      <text:p text:style-name="Preformatted_20_Text"><text:span text:style-name="Source_20_Text">if ($_POST['active']) {</text:span></text:p>
      <text:p text:style-name="Preformatted_20_Text"><text:span text:style-name="Source_20_Text"><text:s text:c="4"/>echo 'post not active';</text:span></text:p>
      <text:p text:style-name="P1"><text:span text:style-name="Source_20_Text">}</text:span></text:p>
      <text:p text:style-name="Text_20_body">For cases, though, where it <text:span text:style-name="Emphasis">is</text:span> important to check if a variable was really set (i.e., to distinguish between a variable that wasn’t set and a variable that was set to <text:span text:style-name="Source_20_Text">null</text:span>), the <text:a xlink:type="simple" xlink:href="http://www.php.net/manual/en/function.array-key-exists.php" text:style-name="Internet_20_link" text:visited-style-name="Visited_20_Internet_20_Link"><text:span text:style-name="Source_20_Text">array_key_exists()</text:span></text:a> method is a much more robust solution.</text:p>
      <text:p text:style-name="Text_20_body">For example, we could rewrite the first of the above two examples as follows:</text:p>
      <text:p text:style-name="Preformatted_20_Text"><text:span text:style-name="Source_20_Text">$data = fetchRecordFromStorage($storage, $identifier);</text:span></text:p>
      <text:p text:style-name="Preformatted_20_Text"><text:span text:style-name="Source_20_Text">if (! array_key_exists('keyShouldBeSet', $data)) {</text:span></text:p>
      <text:p text:style-name="Preformatted_20_Text"><text:span text:style-name="Source_20_Text"><text:s text:c="4"/>// do this if 'keyShouldBeSet' isn't set</text:span></text:p>
      <text:p text:style-name="P1"><text:span text:style-name="Source_20_Text">}</text:span></text:p>
      <text:p text:style-name="Text_20_body">Moreover, by combining <text:span text:style-name="Source_20_Text">array_key_exists()</text:span> with <text:a xlink:type="simple" xlink:href="http://www.php.net/manual/en/function.get-defined-vars.php" text:style-name="Internet_20_link" text:visited-style-name="Visited_20_Internet_20_Link"><text:span text:style-name="Source_20_Text">get_defined_vars()</text:span></text:a>, we can reliably check whether a variable within the current scope has been set or not:</text:p>
      <text:p text:style-name="Preformatted_20_Text"><text:span text:style-name="Source_20_Text">if (array_key_exists('varShouldBeSet', get_defined_vars())) {</text:span></text:p>
      <text:p text:style-name="Preformatted_20_Text"><text:span text:style-name="Source_20_Text"><text:s text:c="4"/>// variable $varShouldBeSet exists in current scope</text:span></text:p>
      <text:p text:style-name="P1"><text:span text:style-name="Source_20_Text">}</text:span></text:p>
      <text:h text:style-name="Heading_20_2" text:outline-level="2"><text:bookmark text:name="common-mistake-3--confusion-about-returning-by-reference-vs-by-value"/><text:soft-page-break/>Common Mistake #3: Confusion about returning by reference vs. by value</text:h>
      <text:p text:style-name="Text_20_body">Consider this code snippet:</text:p>
      <text:p text:style-name="Preformatted_20_Text"><text:span text:style-name="Source_20_Text">class Config</text:span></text:p>
      <text:p text:style-name="Preformatted_20_Text"><text:span text:style-name="Source_20_Text">{</text:span></text:p>
      <text:p text:style-name="Preformatted_20_Text"><text:span text:style-name="Source_20_Text"><text:s text:c="4"/>private $values = [];</text:span></text:p>
      <text:p text:style-name="Preformatted_20_Text"/>
      <text:p text:style-name="Preformatted_20_Text"><text:span text:style-name="Source_20_Text"><text:s text:c="4"/>public function getValues() {</text:span></text:p>
      <text:p text:style-name="Preformatted_20_Text"><text:span text:style-name="Source_20_Text"><text:s text:c="8"/>return $this-&gt;values;</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onfig = new Config();</text:span></text:p>
      <text:p text:style-name="Preformatted_20_Text"/>
      <text:p text:style-name="Preformatted_20_Text"><text:span text:style-name="Source_20_Text">$config-&gt;getValues()['test'] = 'test';</text:span></text:p>
      <text:p text:style-name="P1"><text:span text:style-name="Source_20_Text">echo $config-&gt;getValues()['test'];</text:span></text:p>
      <text:p text:style-name="Text_20_body">If you run the above code, you’ll get the following:</text:p>
      <text:p text:style-name="P1"><text:span text:style-name="Source_20_Text">PHP Notice: <text:s/>Undefined index: test in /path/to/my/script.php on line 21</text:span></text:p>
      <text:p text:style-name="Text_20_body">What’s wrong?</text:p>
      <text:p text:style-name="Text_20_body">The issue is that the above code confuses returning arrays by reference with returning arrays by value. Unless you explicitly tell PHP to return an array by reference (i.e., by using<text:span text:style-name="Source_20_Text">&amp;</text:span>), PHP will by default return the the array “by value”. This means that a <text:span text:style-name="Emphasis">copy</text:span> of the array will be returned and therefore the called function and the caller will not be accessing the same instance of the array.</text:p>
      <text:p text:style-name="Text_20_body">So the above call to <text:span text:style-name="Source_20_Text">getValues()</text:span> returns a <text:span text:style-name="Emphasis">copy</text:span> of the <text:span text:style-name="Source_20_Text">$values</text:span> array rather than a reference to it. With that in mind, let’s revisit the two key lines from the above the example:</text:p>
      <text:p text:style-name="Preformatted_20_Text"><text:span text:style-name="Source_20_Text">// getValues() returns a COPY of the $values array, so this adds a 'test' element</text:span></text:p>
      <text:p text:style-name="Preformatted_20_Text"><text:span text:style-name="Source_20_Text">// to a COPY of the $values array, but not to the $values array itself.</text:span></text:p>
      <text:p text:style-name="Preformatted_20_Text"><text:span text:style-name="Source_20_Text">$config-&gt;getValues()['test'] = 'test';</text:span></text:p>
      <text:p text:style-name="Preformatted_20_Text"/>
      <text:p text:style-name="Preformatted_20_Text"><text:span text:style-name="Source_20_Text">// getValues() again returns ANOTHER COPY of the $values array, and THIS copy doesn't</text:span></text:p>
      <text:p text:style-name="Preformatted_20_Text"><text:span text:style-name="Source_20_Text">// contain a 'test' element (which is why we get the "undefined index" message).</text:span></text:p>
      <text:p text:style-name="P1"><text:span text:style-name="Source_20_Text">echo $config-&gt;getValues()['test'];</text:span></text:p>
      <text:p text:style-name="Text_20_body">One possible fix would be to save the first copy of the <text:span text:style-name="Source_20_Text">$values</text:span> array returned by <text:span text:style-name="Source_20_Text">getValues()</text:span> and then operate on that copy subsequently; e.g.:</text:p>
      <text:p text:style-name="Preformatted_20_Text"><text:span text:style-name="Source_20_Text">$vals = $config-&gt;getValues();</text:span></text:p>
      <text:p text:style-name="Preformatted_20_Text"><text:span text:style-name="Source_20_Text">$vals['test'] = 'test';</text:span></text:p>
      <text:p text:style-name="P1"><text:span text:style-name="Source_20_Text">echo $vals['test'];</text:span></text:p>
      <text:p text:style-name="Text_20_body">That code will work fine (i.e., it will output <text:span text:style-name="Source_20_Text">test</text:span> without generating any “undefined index” message), but depending on what you’re trying to accomplish, this approach may or may not be adequate. In particular, the above code will not modify the original <text:span text:style-name="Source_20_Text">$values</text:span> array. So if you <text:span text:style-name="Emphasis">do</text:span> want your modifications (such as adding a ‘test’ element) to affect the original array, you would instead need to modify the <text:span text:style-name="Source_20_Text">getValues()</text:span> function to return a <text:span text:style-name="Emphasis">reference</text:span> to the <text:span text:style-name="Source_20_Text">$values</text:span> array <text:soft-page-break/>itself. This is done by adding a <text:span text:style-name="Source_20_Text">&amp;</text:span> before the function name, thereby indicating that it should return a reference; i.e.:</text:p>
      <text:p text:style-name="Preformatted_20_Text"><text:span text:style-name="Source_20_Text">class Config</text:span></text:p>
      <text:p text:style-name="Preformatted_20_Text"><text:span text:style-name="Source_20_Text">{</text:span></text:p>
      <text:p text:style-name="Preformatted_20_Text"><text:span text:style-name="Source_20_Text"><text:s text:c="4"/>private $values = [];</text:span></text:p>
      <text:p text:style-name="Preformatted_20_Text"/>
      <text:p text:style-name="Preformatted_20_Text"><text:span text:style-name="Source_20_Text"><text:s text:c="4"/>// return a REFERENCE to the actual $values array</text:span></text:p>
      <text:p text:style-name="Preformatted_20_Text"><text:span text:style-name="Source_20_Text"><text:s text:c="4"/>public function &amp;getValues() {</text:span></text:p>
      <text:p text:style-name="Preformatted_20_Text"><text:span text:style-name="Source_20_Text"><text:s text:c="8"/>return $this-&gt;values;</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onfig = new Config();</text:span></text:p>
      <text:p text:style-name="Preformatted_20_Text"/>
      <text:p text:style-name="Preformatted_20_Text"><text:span text:style-name="Source_20_Text">$config-&gt;getValues()['test'] = 'test';</text:span></text:p>
      <text:p text:style-name="P1"><text:span text:style-name="Source_20_Text">echo $config-&gt;getValues()['test'];</text:span></text:p>
      <text:p text:style-name="Text_20_body">The output of this will be <text:span text:style-name="Source_20_Text">test</text:span>, as expected.</text:p>
      <text:p text:style-name="Text_20_body">But to make things more confusing, consider instead the following code snippet:</text:p>
      <text:p text:style-name="Preformatted_20_Text"><text:span text:style-name="Source_20_Text">class Config</text:span></text:p>
      <text:p text:style-name="Preformatted_20_Text"><text:span text:style-name="Source_20_Text">{</text:span></text:p>
      <text:p text:style-name="Preformatted_20_Text"><text:span text:style-name="Source_20_Text"><text:s text:c="4"/>private $values;</text:span></text:p>
      <text:p text:style-name="Preformatted_20_Text"/>
      <text:p text:style-name="Preformatted_20_Text"><text:span text:style-name="Source_20_Text"><text:s text:c="4"/>// using ArrayObject rather than array</text:span></text:p>
      <text:p text:style-name="Preformatted_20_Text"><text:span text:style-name="Source_20_Text"><text:s text:c="4"/>public function __construct() {</text:span></text:p>
      <text:p text:style-name="Preformatted_20_Text"><text:span text:style-name="Source_20_Text"><text:s text:c="8"/>$this-&gt;values = new ArrayObject();</text:span></text:p>
      <text:p text:style-name="Preformatted_20_Text"><text:span text:style-name="Source_20_Text"><text:s text:c="4"/>}</text:span></text:p>
      <text:p text:style-name="Preformatted_20_Text"/>
      <text:p text:style-name="Preformatted_20_Text"><text:span text:style-name="Source_20_Text"><text:s text:c="4"/>public function getValues() {</text:span></text:p>
      <text:p text:style-name="Preformatted_20_Text"><text:span text:style-name="Source_20_Text"><text:s text:c="8"/>return $this-&gt;values;</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onfig = new Config();</text:span></text:p>
      <text:p text:style-name="Preformatted_20_Text"/>
      <text:p text:style-name="Preformatted_20_Text"><text:span text:style-name="Source_20_Text">$config-&gt;getValues()['test'] = 'test';</text:span></text:p>
      <text:p text:style-name="P1"><text:span text:style-name="Source_20_Text">echo $config-&gt;getValues()['test'];</text:span></text:p>
      <text:p text:style-name="Text_20_body">If you guessed that this would result in the same “undefined index” error as our earlier <text:span text:style-name="Source_20_Text">array</text:span> example, you were wrong. In fact, <text:span text:style-name="Emphasis">this</text:span> code will work just fine. The reason is that, unlike arrays, <text:span text:style-name="Emphasis">PHP always passes objects by reference</text:span>. (<text:span text:style-name="Source_20_Text">ArrayObject</text:span> is an SPL object, which fully mimics arrays usage, but works as an object.)</text:p>
      <text:p text:style-name="Text_20_body">As these examples demonstrate, it is not always entirely obvious in PHP whether you are dealing with a copy or a reference. It is therefore essential to understand these default behaviors (i.e., variables and arrays are passed by value; objects are passed by reference) and also to carefully check the API documentation for the function you are calling to see if it is returning a value, a copy of an array, a reference to an array, or a reference to an object.</text:p>
      <text:p text:style-name="Text_20_body">All that said, it is important to note that the practice of returning a reference to an array or an <text:span text:style-name="Source_20_Text">ArrayObject</text:span> is generally something that should be avoided, as it provides the caller with the ability to modify the instance’s private data. This “flies in the face” of encapsulation. Instead, it’s better to use old style “getters” and “setters”, e.g.:</text:p>
      <text:p text:style-name="Preformatted_20_Text"><text:span text:style-name="Source_20_Text">class Config</text:span></text:p>
      <text:p text:style-name="Preformatted_20_Text"><text:soft-page-break/><text:span text:style-name="Source_20_Text">{</text:span></text:p>
      <text:p text:style-name="Preformatted_20_Text"><text:span text:style-name="Source_20_Text"><text:s text:c="4"/>private $values = [];</text:span></text:p>
      <text:p text:style-name="Preformatted_20_Text"><text:span text:style-name="Source_20_Text"><text:s text:c="4"/></text:span></text:p>
      <text:p text:style-name="Preformatted_20_Text"><text:span text:style-name="Source_20_Text"><text:s text:c="4"/>public function setValue($key, $value) {</text:span></text:p>
      <text:p text:style-name="Preformatted_20_Text"><text:span text:style-name="Source_20_Text"><text:s text:c="8"/>$this-&gt;values[$key] = $value;</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public function getValue($key) {</text:span></text:p>
      <text:p text:style-name="Preformatted_20_Text"><text:span text:style-name="Source_20_Text"><text:s text:c="8"/>return $this-&gt;values[$key];</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onfig = new Config();</text:span></text:p>
      <text:p text:style-name="Preformatted_20_Text"/>
      <text:p text:style-name="Preformatted_20_Text"><text:span text:style-name="Source_20_Text">$config-&gt;setValue('testKey', 'testValue');</text:span></text:p>
      <text:p text:style-name="P1"><text:span text:style-name="Source_20_Text">echo $config-&gt;getValue('testKey'); <text:s text:c="3"/>// echos 'testValue'</text:span></text:p>
      <text:p text:style-name="Text_20_body">This approach gives the caller the ability to set or get any value in the array without providing public access to the otherwise-private <text:span text:style-name="Source_20_Text">$values</text:span> array itself.</text:p>
      <text:h text:style-name="Heading_20_2" text:outline-level="2"><text:bookmark text:name="commonMistake4"/><text:bookmark text:name="common-mistake-4--performing-queries-in-a-loop"/>Common Mistake #4: Performing queries in a loop</text:h>
      <text:p text:style-name="Text_20_body">It’s not uncommon to come across something like this if your PHP is not working:</text:p>
      <text:p text:style-name="Preformatted_20_Text"><text:span text:style-name="Source_20_Text">$models = [];</text:span></text:p>
      <text:p text:style-name="Preformatted_20_Text"/>
      <text:p text:style-name="Preformatted_20_Text"><text:span text:style-name="Source_20_Text">foreach ($inputValues as $inputValue) {</text:span></text:p>
      <text:p text:style-name="Preformatted_20_Text"><text:span text:style-name="Source_20_Text"><text:s text:c="4"/>$models[] = $valueRepository-&gt;findByValue($inputValue);</text:span></text:p>
      <text:p text:style-name="P1"><text:span text:style-name="Source_20_Text">}</text:span></text:p>
      <text:p text:style-name="Text_20_body">While there may be absolutely nothing wrong here, but if you follow the logic in the code, you may find that the innocent looking call above to <text:span text:style-name="Source_20_Text">$valueRepository-&gt;findByValue()</text:span> ultimately results in a query of some sort, such as:</text:p>
      <text:p text:style-name="P1"><text:span text:style-name="Source_20_Text">$result = $connection-&gt;query("SELECT `x`,`y` FROM `values` WHERE `value`=" . $inputValue);</text:span></text:p>
      <text:p text:style-name="Text_20_body">As a result, each iteration of the above loop would result in a separate query to the database. So if, for example, you supplied an array of 1,000 values to the loop, it would generate 1,000 separate queries to the resource! If such a script is called in multiple threads, it could potentially bring the system to a grinding halt.</text:p>
      <text:p text:style-name="Text_20_body">It’s therefore crucial to recognize when queries are being made by your code and, whenever possible, gather the values and then run one query to fetch all the results.</text:p>
      <text:p text:style-name="Text_20_body">One example of a fairly common place to encounter querying being done inefficiently (i.e., in a loop) is when a form is posted with a list of values (IDs, for example). Then, to retrieve the full record data for each of the IDs, the code will loop through the array and do a separate SQL query for each ID. This will often look something like this:</text:p>
      <text:p text:style-name="Preformatted_20_Text"><text:span text:style-name="Source_20_Text">$data = [];</text:span></text:p>
      <text:p text:style-name="Preformatted_20_Text"><text:span text:style-name="Source_20_Text">foreach ($ids as $id) {</text:span></text:p>
      <text:p text:style-name="Preformatted_20_Text"><text:span text:style-name="Source_20_Text"><text:s text:c="4"/>$result = $connection-&gt;query("SELECT `x`, `y` FROM `values` WHERE `id` = " . $id);</text:span></text:p>
      <text:p text:style-name="Preformatted_20_Text"><text:span text:style-name="Source_20_Text"><text:s text:c="4"/>$data[] = $result-&gt;fetch_row();</text:span></text:p>
      <text:p text:style-name="P1"><text:span text:style-name="Source_20_Text">}</text:span></text:p>
      <text:p text:style-name="Text_20_body"><text:soft-page-break/>But the same thing can be accomplished much more efficiently in a <text:span text:style-name="Emphasis">single</text:span> SQL query as follows:</text:p>
      <text:p text:style-name="Preformatted_20_Text"><text:span text:style-name="Source_20_Text">$data = [];</text:span></text:p>
      <text:p text:style-name="Preformatted_20_Text"><text:span text:style-name="Source_20_Text">if (count($ids)) {</text:span></text:p>
      <text:p text:style-name="Preformatted_20_Text"><text:span text:style-name="Source_20_Text"><text:s text:c="4"/>$result = $connection-&gt;query("SELECT `x`, `y` FROM `values` WHERE `id` IN (" . implode(',', $ids));</text:span></text:p>
      <text:p text:style-name="Preformatted_20_Text"><text:span text:style-name="Source_20_Text"><text:s text:c="4"/>while ($row = $result-&gt;fetch_row()) {</text:span></text:p>
      <text:p text:style-name="Preformatted_20_Text"><text:span text:style-name="Source_20_Text"><text:s text:c="8"/>$data[] = $row;</text:span></text:p>
      <text:p text:style-name="Preformatted_20_Text"><text:span text:style-name="Source_20_Text"><text:s text:c="4"/>}</text:span></text:p>
      <text:p text:style-name="P1"><text:span text:style-name="Source_20_Text">}</text:span></text:p>
      <text:p text:style-name="Text_20_body">It’s therefore crucial to recognize when queries are being made, either directly or indirectly, by your code. Whenever possible, gather the values and then run one query to fetch all the results. Yet caution must be exercised there as well, which leads us to our next common PHP mistake…</text:p>
      <text:h text:style-name="Heading_20_2" text:outline-level="2"><text:bookmark text:name="common-mistake-5--memory-usage-headfakes-and-inefficiencies"/>Common Mistake #5: Memory usage headfakes and inefficiencies</text:h>
      <text:p text:style-name="Text_20_body">While fetching many records at once is definitely more efficient than running a single query for each row to fetch, such an approach can potentially lead to an “out of memory” condition in <text:span text:style-name="Source_20_Text">libmysqlclient</text:span> when using PHP’s <text:span text:style-name="Source_20_Text">mysql</text:span> extension.</text:p>
      <text:p text:style-name="Text_20_body">To demonstrate, let’s take a look at a test box with limited resources (512MB RAM), MySQL, and <text:span text:style-name="Source_20_Text">php-cli</text:span>.</text:p>
      <text:p text:style-name="Text_20_body">We’ll bootstrap a database table like this:</text:p>
      <text:p text:style-name="Preformatted_20_Text"><text:span text:style-name="Source_20_Text">// connect to mysql</text:span></text:p>
      <text:p text:style-name="Preformatted_20_Text"><text:span text:style-name="Source_20_Text">$connection = new mysqli('localhost', 'username', 'password', 'database');</text:span></text:p>
      <text:p text:style-name="Preformatted_20_Text"/>
      <text:p text:style-name="Preformatted_20_Text"><text:span text:style-name="Source_20_Text">// create table of 400 columns</text:span></text:p>
      <text:p text:style-name="Preformatted_20_Text"><text:span text:style-name="Source_20_Text">$query = 'CREATE TABLE `test`(`id` INT NOT NULL PRIMARY KEY AUTO_INCREMENT';</text:span></text:p>
      <text:p text:style-name="Preformatted_20_Text"><text:span text:style-name="Source_20_Text">for ($col = 0; $col &lt; 400; $col++) {</text:span></text:p>
      <text:p text:style-name="Preformatted_20_Text"><text:span text:style-name="Source_20_Text"><text:s text:c="4"/>$query .= ", `col$col` CHAR(10) NOT NULL";</text:span></text:p>
      <text:p text:style-name="Preformatted_20_Text"><text:span text:style-name="Source_20_Text">}</text:span></text:p>
      <text:p text:style-name="Preformatted_20_Text"><text:span text:style-name="Source_20_Text">$query .= ');';</text:span></text:p>
      <text:p text:style-name="Preformatted_20_Text"><text:span text:style-name="Source_20_Text">$connection-&gt;query($query);</text:span></text:p>
      <text:p text:style-name="Preformatted_20_Text"/>
      <text:p text:style-name="Preformatted_20_Text"><text:span text:style-name="Source_20_Text">// write 2 million rows</text:span></text:p>
      <text:p text:style-name="Preformatted_20_Text"><text:span text:style-name="Source_20_Text">for ($row = 0; $row &lt; 2000000; $row++) {</text:span></text:p>
      <text:p text:style-name="Preformatted_20_Text"><text:span text:style-name="Source_20_Text"><text:s text:c="4"/>$query = "INSERT INTO `test` VALUES ($row";</text:span></text:p>
      <text:p text:style-name="Preformatted_20_Text"><text:span text:style-name="Source_20_Text"><text:s text:c="4"/>for ($col = 0; $col &lt; 400; $col++) {</text:span></text:p>
      <text:p text:style-name="Preformatted_20_Text"><text:span text:style-name="Source_20_Text"><text:s text:c="8"/>$query .= ', ' . mt_rand(1000000000, 9999999999);</text:span></text:p>
      <text:p text:style-name="Preformatted_20_Text"><text:span text:style-name="Source_20_Text"><text:s text:c="4"/>}</text:span></text:p>
      <text:p text:style-name="Preformatted_20_Text"><text:span text:style-name="Source_20_Text"><text:s text:c="4"/>$query .= ')';</text:span></text:p>
      <text:p text:style-name="Preformatted_20_Text"><text:span text:style-name="Source_20_Text"><text:s text:c="4"/>$connection-&gt;query($query);</text:span></text:p>
      <text:p text:style-name="P1"><text:span text:style-name="Source_20_Text">}</text:span></text:p>
      <text:p text:style-name="Text_20_body">OK, now let’s check resources usage:</text:p>
      <text:p text:style-name="Preformatted_20_Text"><text:span text:style-name="Source_20_Text">// connect to mysql</text:span></text:p>
      <text:p text:style-name="Preformatted_20_Text"><text:span text:style-name="Source_20_Text">$connection = new mysqli('localhost', 'username', 'password', 'database');</text:span></text:p>
      <text:p text:style-name="Preformatted_20_Text"><text:span text:style-name="Source_20_Text">echo "Before: " . memory_get_peak_usage() . "\n";</text:span></text:p>
      <text:p text:style-name="Preformatted_20_Text"/>
      <text:p text:style-name="Preformatted_20_Text"><text:span text:style-name="Source_20_Text">$res = $connection-&gt;query('SELECT `x`,`y` FROM `test` LIMIT 1');</text:span></text:p>
      <text:p text:style-name="Preformatted_20_Text"><text:span text:style-name="Source_20_Text">echo "Limit 1: " . memory_get_peak_usage() . "\n";</text:span></text:p>
      <text:p text:style-name="Preformatted_20_Text"/>
      <text:p text:style-name="Preformatted_20_Text"><text:span text:style-name="Source_20_Text">$res = $connection-&gt;query('SELECT `x`,`y` FROM `test` LIMIT 10000');</text:span></text:p>
      <text:p text:style-name="P1"><text:span text:style-name="Source_20_Text">echo "Limit 10000: " . memory_get_peak_usage() . "\n";</text:span></text:p>
      <text:p text:style-name="Text_20_body"><text:soft-page-break/>Output:</text:p>
      <text:p text:style-name="Preformatted_20_Text"><text:span text:style-name="Source_20_Text">Before: 224704</text:span></text:p>
      <text:p text:style-name="Preformatted_20_Text"><text:span text:style-name="Source_20_Text">Limit 1: 224704</text:span></text:p>
      <text:p text:style-name="P1"><text:span text:style-name="Source_20_Text">Limit 10000: 224704</text:span></text:p>
      <text:p text:style-name="Text_20_body">Cool. Looks like the query is safely managed internally in terms of resources.</text:p>
      <text:p text:style-name="Text_20_body">Just to be sure, though, let’s boost the limit one more time and set it to 100,000. Uh-oh. When we do that, we get:</text:p>
      <text:p text:style-name="Preformatted_20_Text"><text:span text:style-name="Source_20_Text">PHP Warning: <text:s/>mysqli::query(): (HY000/2013):</text:span></text:p>
      <text:p text:style-name="P1"><text:span text:style-name="Source_20_Text"><text:s text:c="14"/>Lost connection to MySQL server during query in /root/test.php on line 11</text:span></text:p>
      <text:p text:style-name="Text_20_body">What happened?</text:p>
      <text:p text:style-name="Text_20_body">The issue here is the way PHP’s <text:span text:style-name="Source_20_Text">mysql</text:span> module works. It’s really just a proxy for <text:span text:style-name="Source_20_Text">libmysqlclient</text:span>, which does the dirty work. When a portion of data is selected, it goes directly into memory. <text:span text:style-name="Emphasis">Since this memory is not managed by PHP’s manager, </text:span><text:span text:style-name="Emphasis"><text:span text:style-name="Source_20_Text">memory_get_peak_usage()</text:span></text:span><text:span text:style-name="Emphasis"> won’t show any increase in resources utilization as we up the limit in our query.</text:span> This leads to problems like the one demonstrated above where we’re tricked into complacency thinking that our memory management is fine. But in reality, our memory management is seriously flawed and we can experience problems like the one shown above.</text:p>
      <text:p text:style-name="Text_20_body">You can at least avoid the above headfake (although it won’t itself improve your memory utilization) by instead using the <text:span text:style-name="Source_20_Text">mysqlnd</text:span> module. <text:span text:style-name="Source_20_Text">mysqlnd</text:span> is compiled as a native PHP extension and it <text:span text:style-name="Emphasis">does</text:span> use PHP’s memory manager.</text:p>
      <text:p text:style-name="Text_20_body">Therefore, if we run the above test using <text:span text:style-name="Source_20_Text">mysqlnd</text:span> rather than <text:span text:style-name="Source_20_Text">mysql</text:span>, we get a much more realistic picture of our memory utilization:</text:p>
      <text:p text:style-name="Preformatted_20_Text"><text:span text:style-name="Source_20_Text">Before: 232048</text:span></text:p>
      <text:p text:style-name="Preformatted_20_Text"><text:span text:style-name="Source_20_Text">Limit 1: 324952</text:span></text:p>
      <text:p text:style-name="P1"><text:span text:style-name="Source_20_Text">Limit 10000: 32572912</text:span></text:p>
      <text:p text:style-name="Text_20_body">And it’s even worse than that, by the way. According to PHP documentation, <text:span text:style-name="Source_20_Text">mysql</text:span> uses twice as many resources as <text:span text:style-name="Source_20_Text">mysqlnd</text:span> to store data, so the original script using <text:span text:style-name="Source_20_Text">mysql</text:span> really used even more memory than shown here (roughly twice as much).</text:p>
      <text:p text:style-name="Text_20_body">To avoid such problems, consider limiting the size of your queries and using a loop with small number of iterations; e.g.:</text:p>
      <text:p text:style-name="Preformatted_20_Text"><text:span text:style-name="Source_20_Text">$totalNumberToFetch = 10000;</text:span></text:p>
      <text:p text:style-name="Preformatted_20_Text"><text:span text:style-name="Source_20_Text">$portionSize = 100;</text:span></text:p>
      <text:p text:style-name="Preformatted_20_Text"/>
      <text:p text:style-name="Preformatted_20_Text"><text:span text:style-name="Source_20_Text">for ($i = 0; $i &lt;= ceil($totalNumberToFetch / $portionSize); $i++) {</text:span></text:p>
      <text:p text:style-name="Preformatted_20_Text"><text:span text:style-name="Source_20_Text"><text:s text:c="4"/>$limitFrom = $portionSize * $i;</text:span></text:p>
      <text:p text:style-name="Preformatted_20_Text"><text:span text:style-name="Source_20_Text"><text:s text:c="4"/>$res = $connection-&gt;query(</text:span></text:p>
      <text:p text:style-name="Preformatted_20_Text"><text:span text:style-name="Source_20_Text"><text:s text:c="25"/>"SELECT `x`,`y` FROM `test` LIMIT $limitFrom, $portionSize");</text:span></text:p>
      <text:p text:style-name="P1"><text:span text:style-name="Source_20_Text">}</text:span></text:p>
      <text:p text:style-name="Text_20_body">When we consider both this PHP mistake and <text:a xlink:type="simple" xlink:href="https://www.toptal.com/php/10-most-common-mistakes-php-programmers-make#commonMistake4" text:style-name="Internet_20_link" text:visited-style-name="Visited_20_Internet_20_Link">mistake #4</text:a> above, we realize that there is a healthy balance that your code ideally needs to achieve between, on the one hand, having your queries being too granular and repetitive, vs. having each of your individual queries be too large. As is true <text:soft-page-break/>with most things in life, balance is needed; either extreme is not good and can cause problems with PHP not working properly.</text:p>
      <text:h text:style-name="Heading_20_2" text:outline-level="2"><text:bookmark text:name="common-mistake-6--ignoring-unicodeutf-8-issues"/>Common Mistake #6: Ignoring Unicode/UTF-8 issues</text:h>
      <text:p text:style-name="Text_20_body">In some sense, this is really more of an issue in PHP itself than something you would run into while debugging PHP, but it has never been adequately addressed. PHP 6’s core was to be made Unicode-aware, but that was put on hold when development of PHP 6 was suspended back in 2010.</text:p>
      <text:p text:style-name="Text_20_body">But that by no means absolves the developer from <text:a xlink:type="simple" xlink:href="https://www.toptal.com/php/a-utf-8-primer-for-php-and-mysql" text:style-name="Internet_20_link" text:visited-style-name="Visited_20_Internet_20_Link">properly handing UTF-8</text:a> and avoiding the erroneous assumption that all strings will necessarily be “plain old ASCII”. Code that fails to properly handle non-ASCII strings is notorious for introducing gnarly <text:a xlink:type="simple" xlink:href="https://en.wikipedia.org/wiki/Heisenbug" text:style-name="Internet_20_link" text:visited-style-name="Visited_20_Internet_20_Link">heisenbugs</text:a> into your code. Even simple <text:span text:style-name="Source_20_Text">strlen($_POST['name'])</text:span> calls could cause problems if someone with a last name like “Schrödinger” tried to sign up into your system.</text:p>
      <text:p text:style-name="Text_20_body">Here’s a small checklist to avoid such problems in your code:</text:p>
      <text:list xml:id="list838801723" text:style-name="L5">
        <text:list-item>
          <text:p text:style-name="P9">If you don’t know much about Unicode and UTF-8, you should at least learn the basics. There’s a great primer <text:a xlink:type="simple" xlink:href="http://www.joelonsoftware.com/articles/Unicode.html" text:style-name="Internet_20_link" text:visited-style-name="Visited_20_Internet_20_Link">here</text:a>. </text:p>
        </text:list-item>
        <text:list-item>
          <text:p text:style-name="P9">Be sure to always use the <text:a xlink:type="simple" xlink:href="http://www.php.net/manual/en/ref.mbstring.php" text:style-name="Internet_20_link" text:visited-style-name="Visited_20_Internet_20_Link"><text:span text:style-name="Source_20_Text">mb_*</text:span></text:a> functions instead of the old string functions (make sure the “multibyte” extension is included in your PHP build). </text:p>
        </text:list-item>
        <text:list-item>
          <text:p text:style-name="P9">Make sure your database and tables are set to use Unicode (many builds of MySQL still use <text:span text:style-name="Source_20_Text">latin1</text:span> by default). </text:p>
        </text:list-item>
        <text:list-item>
          <text:p text:style-name="P9">Remember that <text:span text:style-name="Source_20_Text">json_encode()</text:span> converts non-ASCII symbols (e.g., “Schrödinger” becomes “Schr\u00f6dinger”) but <text:span text:style-name="Source_20_Text">serialize()</text:span> does <text:span text:style-name="Emphasis">not</text:span>. </text:p>
        </text:list-item>
        <text:list-item>
          <text:p text:style-name="P5">Make sure your PHP code files are also UTF-8 encoded to avoid collisions when concatenating strings with hardcoded or configured string constants. </text:p>
        </text:list-item>
      </text:list>
      <text:p text:style-name="Text_20_body">A particularly valuable resource in this regard is the <text:a xlink:type="simple" xlink:href="https://www.toptal.com/php/a-utf-8-primer-for-php-and-mysql" text:style-name="Internet_20_link" text:visited-style-name="Visited_20_Internet_20_Link">UTF-8 Primer for PHP and MySQL</text:a> post by <text:a xlink:type="simple" xlink:href="https://www.toptal.com/resume/francisco-sanchez-claria" text:style-name="Internet_20_link" text:visited-style-name="Visited_20_Internet_20_Link">Francisco Claria</text:a> on this blog.</text:p>
      <text:h text:style-name="Heading_20_2" text:outline-level="2"><text:bookmark text:name="common-mistake-7-assuming-post-will-always-contain-your-post-data"/>Common Mistake #7: Assuming <text:span text:style-name="Source_20_Text">$_POST</text:span> will always contain your POST data</text:h>
      <text:p text:style-name="Text_20_body">Despite its name, the <text:span text:style-name="Source_20_Text">$_POST</text:span> array won’t always contain your POST data and can be easily found empty. To understand this, let’s take a look at an example. Assume we make a server request with a <text:span text:style-name="Source_20_Text">jQuery.ajax()</text:span> call as follows:</text:p>
      <text:p text:style-name="Preformatted_20_Text"><text:span text:style-name="Source_20_Text">// js</text:span></text:p>
      <text:p text:style-name="Preformatted_20_Text"><text:span text:style-name="Source_20_Text">$.ajax({</text:span></text:p>
      <text:p text:style-name="Preformatted_20_Text"><text:span text:style-name="Source_20_Text"><text:s text:c="4"/>url: 'http://my.site/some/path',</text:span></text:p>
      <text:p text:style-name="Preformatted_20_Text"><text:span text:style-name="Source_20_Text"><text:s text:c="4"/>method: 'post',</text:span></text:p>
      <text:p text:style-name="Preformatted_20_Text"><text:span text:style-name="Source_20_Text"><text:s text:c="4"/>data: JSON.stringify({a: 'a', b: 'b'}),</text:span></text:p>
      <text:p text:style-name="Preformatted_20_Text"><text:span text:style-name="Source_20_Text"><text:s text:c="4"/>contentType: 'application/json'</text:span></text:p>
      <text:p text:style-name="P1"><text:span text:style-name="Source_20_Text">});</text:span></text:p>
      <text:p text:style-name="Text_20_body">(Incidentally, note the <text:span text:style-name="Source_20_Text">contentType: 'application/json'</text:span> here. We send data as JSON, which is quite popular for APIs. It’s the default, for example, for posting in the <text:a xlink:type="simple" xlink:href="https://docs.angularjs.org/api/ng/service/$http" text:style-name="Internet_20_link" text:visited-style-name="Visited_20_Internet_20_Link">AngularJS </text:a><text:a xlink:type="simple" xlink:href="https://docs.angularjs.org/api/ng/service/$http" text:style-name="Internet_20_link" text:visited-style-name="Visited_20_Internet_20_Link"><text:span text:style-name="Source_20_Text">$http</text:span></text:a><text:a xlink:type="simple" xlink:href="https://docs.angularjs.org/api/ng/service/$http" text:style-name="Internet_20_link" text:visited-style-name="Visited_20_Internet_20_Link"> service</text:a>.)</text:p>
      <text:p text:style-name="Text_20_body"><text:soft-page-break/>On the server side of our example, we simply dump the <text:span text:style-name="Source_20_Text">$_POST</text:span> array:</text:p>
      <text:p text:style-name="Preformatted_20_Text"><text:span text:style-name="Source_20_Text">// php</text:span></text:p>
      <text:p text:style-name="P1"><text:span text:style-name="Source_20_Text">var_dump($_POST);</text:span></text:p>
      <text:p text:style-name="Text_20_body">Surprisingly, the result will be:</text:p>
      <text:p text:style-name="P1"><text:span text:style-name="Source_20_Text">array(0) { }</text:span></text:p>
      <text:p text:style-name="Text_20_body">Why? What happened to our JSON string <text:span text:style-name="Source_20_Text">{a: 'a', b: 'b'}</text:span>?</text:p>
      <text:p text:style-name="Text_20_body">The answer is that <text:span text:style-name="Emphasis">PHP only parses a POST payload automatically when it has a content type of</text:span> <text:span text:style-name="Source_20_Text">application/x-www-form-urlencoded</text:span> <text:span text:style-name="Emphasis">or</text:span> <text:span text:style-name="Source_20_Text">multipart/form-data</text:span>. The reasons for this are historical — these two content types were essentially the only ones used years ago when PHP’s <text:span text:style-name="Source_20_Text">$_POST</text:span> was implemented. So with any other content type (even those that are quite popular today, like <text:span text:style-name="Source_20_Text">application/json</text:span>), PHP doesn’t automatically load the POST payload.</text:p>
      <text:p text:style-name="Text_20_body">Since <text:span text:style-name="Source_20_Text">$_POST</text:span> is a superglobal, if we override it <text:span text:style-name="Emphasis">once</text:span> (preferably early in our script), the modified value (i.e., including the POST payload) will then be referenceable throughout our code. This is important since <text:span text:style-name="Source_20_Text">$_POST</text:span> is commonly used by PHP frameworks and almost all custom scripts to extract and transform request data.</text:p>
      <text:p text:style-name="Text_20_body">So, for example, when processing a POST payload with a content type of <text:span text:style-name="Source_20_Text">application/json</text:span>, we need to manually parse the request contents (i.e., decode the JSON data) and override the <text:span text:style-name="Source_20_Text">$_POST</text:span> variable, as follows:</text:p>
      <text:p text:style-name="Preformatted_20_Text"><text:span text:style-name="Source_20_Text">// php</text:span></text:p>
      <text:p text:style-name="P1"><text:span text:style-name="Source_20_Text">$_POST = json_decode(file_get_contents('php://input'), true);</text:span></text:p>
      <text:p text:style-name="Text_20_body">Then when we dump the <text:span text:style-name="Source_20_Text">$_POST</text:span> array, we see that it correctly includes the POST payload; e.g.:</text:p>
      <text:p text:style-name="P1"><text:span text:style-name="Source_20_Text">array(2) { ["a"]=&gt; string(1) "a" ["b"]=&gt; string(1) "b" }</text:span></text:p>
      <text:h text:style-name="Heading_20_2" text:outline-level="2"><text:bookmark text:name="common-mistake-8--thinking-that-php-supports-a-character-data-type"/>Common Mistake #8: Thinking that PHP supports a character data type</text:h>
      <text:p text:style-name="Text_20_body">Look at this sample piece of code and try guessing what it will print:</text:p>
      <text:p text:style-name="Preformatted_20_Text"><text:span text:style-name="Source_20_Text">for ($c = 'a'; $c &lt;= 'z'; $c++) {</text:span></text:p>
      <text:p text:style-name="Preformatted_20_Text"><text:span text:style-name="Source_20_Text"><text:s text:c="4"/>echo $c . "\n";</text:span></text:p>
      <text:p text:style-name="P1"><text:span text:style-name="Source_20_Text">}</text:span></text:p>
      <text:p text:style-name="Text_20_body">If you answered ‘a’ through ‘z’, you may be surprised to know that you were wrong.</text:p>
      <text:p text:style-name="Text_20_body">Yes, it will print ‘a’ through ‘z’, but then it will <text:span text:style-name="Emphasis">also</text:span> print ‘aa’ through ‘yz’. Let’s see why.</text:p>
      <text:p text:style-name="Text_20_body">In PHP there’s no <text:span text:style-name="Source_20_Text">char</text:span> datatype; only <text:span text:style-name="Source_20_Text">string</text:span> is available. With that in mind, incrementing the <text:span text:style-name="Source_20_Text">string</text:span> <text:span text:style-name="Source_20_Text">z</text:span> in PHP yields <text:span text:style-name="Source_20_Text">aa</text:span>:</text:p>
      <text:p text:style-name="Preformatted_20_Text"><text:span text:style-name="Source_20_Text">php&gt; $c = 'z'; echo ++$c . "\n";</text:span></text:p>
      <text:p text:style-name="P1"><text:span text:style-name="Source_20_Text">aa</text:span></text:p>
      <text:p text:style-name="Text_20_body">Yet to further confuse matters, <text:span text:style-name="Source_20_Text">aa</text:span> is lexicographically <text:span text:style-name="Emphasis">less</text:span> than <text:span text:style-name="Source_20_Text">z</text:span>:</text:p>
      <text:p text:style-name="Preformatted_20_Text"><text:span text:style-name="Source_20_Text">php&gt; var_export((boolean)('aa' &lt; 'z')) . "\n";</text:span></text:p>
      <text:p text:style-name="P1"><text:soft-page-break/><text:span text:style-name="Source_20_Text">true</text:span></text:p>
      <text:p text:style-name="Text_20_body">That’s why the sample code presented above prints the letters <text:span text:style-name="Source_20_Text">a</text:span> through <text:span text:style-name="Source_20_Text">z</text:span>, but then <text:span text:style-name="Emphasis">also</text:span> prints <text:span text:style-name="Source_20_Text">aa</text:span> through <text:span text:style-name="Source_20_Text">yz</text:span>. It stops when it reachs <text:span text:style-name="Source_20_Text">za</text:span>, which is the first value it encounters that it “greater than” <text:span text:style-name="Source_20_Text">z</text:span>:</text:p>
      <text:p text:style-name="Preformatted_20_Text"><text:span text:style-name="Source_20_Text">php&gt; var_export((boolean)('za' &lt; 'z')) . "\n";</text:span></text:p>
      <text:p text:style-name="P1"><text:span text:style-name="Source_20_Text">false</text:span></text:p>
      <text:p text:style-name="Text_20_body">That being the case, here’s one way to <text:span text:style-name="Emphasis">properly</text:span> loop through the values ‘a’ through ‘z’ in PHP:</text:p>
      <text:p text:style-name="Preformatted_20_Text"><text:span text:style-name="Source_20_Text">for ($i = ord('a'); $i &lt;= ord('z'); $i++) {</text:span></text:p>
      <text:p text:style-name="Preformatted_20_Text"><text:span text:style-name="Source_20_Text"><text:s text:c="4"/>echo chr($i) . "\n";</text:span></text:p>
      <text:p text:style-name="P1"><text:span text:style-name="Source_20_Text">}</text:span></text:p>
      <text:p text:style-name="Text_20_body">Or alternatively:</text:p>
      <text:p text:style-name="Preformatted_20_Text"><text:span text:style-name="Source_20_Text">$letters = range('a', 'z');</text:span></text:p>
      <text:p text:style-name="Preformatted_20_Text"/>
      <text:p text:style-name="Preformatted_20_Text"><text:span text:style-name="Source_20_Text">for ($i = 0; $i &lt; count($letters); $i++) {</text:span></text:p>
      <text:p text:style-name="Preformatted_20_Text"><text:span text:style-name="Source_20_Text"><text:s text:c="4"/>echo $letters[$i] . "\n";</text:span></text:p>
      <text:p text:style-name="P1"><text:span text:style-name="Source_20_Text">}</text:span></text:p>
      <text:h text:style-name="Heading_20_2" text:outline-level="2"><text:bookmark text:name="common-mistake-9-ignoring-coding-standards"/>Common Mistake #9: Ignoring coding standards</text:h>
      <text:p text:style-name="Text_20_body">Although ignoring coding standards doesn’t directly lead to needing to debug PHP code, it is still probably one of the most important things to discuss here.</text:p>
      <text:p text:style-name="Text_20_body">Ignoring coding standards can cause a whole slew of problems on a project. At best, it results in code that is inconsistent (since every developer is “doing their own thing”). But at worst, it produces PHP code that does not work or can be difficult (sometimes almost impossible) to navigate, making it extremely difficult to debug, enhance, maintain. And that means reduced productivity for your team, including lots of wasted (or at least unnecessary) effort.</text:p>
      <text:p text:style-name="Text_20_body">Fortunately for PHP developers, there is the PHP Standards Recommendation (PSR), comprised of the following five standards:</text:p>
      <text:list xml:id="list3303773655" text:style-name="L6">
        <text:list-item>
          <text:p text:style-name="P10"><text:a xlink:type="simple" xlink:href="http://www.php-fig.org/psr/psr-0/" text:style-name="Internet_20_link" text:visited-style-name="Visited_20_Internet_20_Link">PSR-0</text:a>: Autoloading Standard </text:p>
        </text:list-item>
        <text:list-item>
          <text:p text:style-name="P10"><text:a xlink:type="simple" xlink:href="http://www.php-fig.org/psr/psr-1/" text:style-name="Internet_20_link" text:visited-style-name="Visited_20_Internet_20_Link">PSR-1</text:a>: Basic Coding Standard </text:p>
        </text:list-item>
        <text:list-item>
          <text:p text:style-name="P10"><text:a xlink:type="simple" xlink:href="http://www.php-fig.org/psr/psr-2/" text:style-name="Internet_20_link" text:visited-style-name="Visited_20_Internet_20_Link">PSR-2</text:a>: Coding Style Guide </text:p>
        </text:list-item>
        <text:list-item>
          <text:p text:style-name="P10"><text:a xlink:type="simple" xlink:href="http://www.php-fig.org/psr/psr-3/" text:style-name="Internet_20_link" text:visited-style-name="Visited_20_Internet_20_Link">PSR-3</text:a>: Logger Interface </text:p>
        </text:list-item>
        <text:list-item>
          <text:p text:style-name="P6"><text:a xlink:type="simple" xlink:href="http://www.php-fig.org/psr/psr-4/" text:style-name="Internet_20_link" text:visited-style-name="Visited_20_Internet_20_Link">PSR-4</text:a>: Autoloader </text:p>
        </text:list-item>
      </text:list>
      <text:p text:style-name="Text_20_body">PSR was originally created based on inputs from maintainers of the most recognized platforms on the market. Zend, Drupal, Symfony, Joomla and <text:a xlink:type="simple" xlink:href="http://www.php-fig.org/" text:style-name="Internet_20_link" text:visited-style-name="Visited_20_Internet_20_Link">others</text:a> contributed to these standards, and are now following them. Even PEAR, which attempted to be a standard for years before that, participates in PSR now.</text:p>
      <text:p text:style-name="Text_20_body">In some sense, it almost doesn’t matter what your coding standard is, as long as you agree on a standard and stick to it, but following the PSR is generally a good idea unless you have some compelling reason on your project to do otherwise. More and more teams and projects are conforming with the PSR. Tt’s definitely recognized at this point as “the” standard by the majority of PHP developers, so using it will help ensure that new developers are familiar and comfortable with your coding standard when they join your team.</text:p>
      <text:h text:style-name="Heading_20_2" text:outline-level="2"><text:bookmark text:name="common-mistake-10-misusing-empty"/><text:soft-page-break/>Common Mistake #10: Misusing <text:span text:style-name="Source_20_Text">empty()</text:span></text:h>
      <text:p text:style-name="Text_20_body">Some PHP developers like using <text:span text:style-name="Source_20_Text">empty()</text:span> for boolean checks for just about everything. There are case, though, where this can lead to confusion.</text:p>
      <text:p text:style-name="Text_20_body">First, let’s come back to arrays and <text:span text:style-name="Source_20_Text">ArrayObject</text:span> instances (which mimic arrays). Given their similarity, it’s easy to assume that arrays and <text:span text:style-name="Source_20_Text">ArrayObject</text:span> instances will behave identically. This proves, however, to be a dangerous assumption. For example, in PHP 5.0:</text:p>
      <text:p text:style-name="Preformatted_20_Text"><text:span text:style-name="Source_20_Text">// PHP 5.0 or later:</text:span></text:p>
      <text:p text:style-name="Preformatted_20_Text"><text:span text:style-name="Source_20_Text">$array = [];</text:span></text:p>
      <text:p text:style-name="Preformatted_20_Text"><text:span text:style-name="Source_20_Text">var_dump(empty($array)); <text:s text:c="7"/>// outputs bool(true) </text:span></text:p>
      <text:p text:style-name="Preformatted_20_Text"><text:span text:style-name="Source_20_Text">$array = new ArrayObject();</text:span></text:p>
      <text:p text:style-name="Preformatted_20_Text"><text:span text:style-name="Source_20_Text">var_dump(empty($array)); <text:s text:c="7"/>// outputs bool(false)</text:span></text:p>
      <text:p text:style-name="P1"><text:span text:style-name="Source_20_Text">// why don't these both produce the same output?</text:span></text:p>
      <text:p text:style-name="Text_20_body">And to make matters even worse, the results would have been different prior to PHP 5.0:</text:p>
      <text:p text:style-name="Preformatted_20_Text"><text:span text:style-name="Source_20_Text">// Prior to PHP 5.0:</text:span></text:p>
      <text:p text:style-name="Preformatted_20_Text"><text:span text:style-name="Source_20_Text">$array = [];</text:span></text:p>
      <text:p text:style-name="Preformatted_20_Text"><text:span text:style-name="Source_20_Text">var_dump(empty($array)); <text:s text:c="7"/>// outputs bool(false) </text:span></text:p>
      <text:p text:style-name="Preformatted_20_Text"><text:span text:style-name="Source_20_Text">$array = new ArrayObject();</text:span></text:p>
      <text:p text:style-name="P1"><text:span text:style-name="Source_20_Text">var_dump(empty($array)); <text:s text:c="7"/>// outputs bool(false)</text:span></text:p>
      <text:p text:style-name="Text_20_body">This approach is unfortunately quite popular. For example, this is the way <text:a xlink:type="simple" xlink:href="http://framework.zend.com/manual/2.3/en/modules/zend.db.table-gateway.html" text:style-name="Internet_20_link" text:visited-style-name="Visited_20_Internet_20_Link"><text:span text:style-name="Source_20_Text">Zend\Db\TableGateway</text:span></text:a> of Zend Framework 2 returns data when calling <text:span text:style-name="Source_20_Text">current()</text:span> on <text:span text:style-name="Source_20_Text">TableGateway::select()</text:span> result as the doc suggests. Developer can easily become victim of this mistake with such data.</text:p>
      <text:p text:style-name="Text_20_body">To avoid these issues, the better approach to checking for empty array structures is to use <text:span text:style-name="Source_20_Text">count()</text:span>:</text:p>
      <text:p text:style-name="Preformatted_20_Text"><text:span text:style-name="Source_20_Text">// Note that this work in ALL versions of PHP (both pre and post 5.0):</text:span></text:p>
      <text:p text:style-name="Preformatted_20_Text"><text:span text:style-name="Source_20_Text">$array = [];</text:span></text:p>
      <text:p text:style-name="Preformatted_20_Text"><text:span text:style-name="Source_20_Text">var_dump(count($array)); <text:s text:c="7"/>// outputs int(0)</text:span></text:p>
      <text:p text:style-name="Preformatted_20_Text"><text:span text:style-name="Source_20_Text">$array = new ArrayObject();</text:span></text:p>
      <text:p text:style-name="P1"><text:span text:style-name="Source_20_Text">var_dump(count($array)); <text:s text:c="7"/>// outputs int(0)</text:span></text:p>
      <text:p text:style-name="Text_20_body">And incidentally, since PHP casts <text:span text:style-name="Source_20_Text">0</text:span> to <text:span text:style-name="Source_20_Text">false</text:span>, <text:span text:style-name="Source_20_Text">count()</text:span> can also be used within <text:span text:style-name="Source_20_Text">if ()</text:span> conditions to check for empty arrays. It’s also worth noting that, in PHP, <text:span text:style-name="Source_20_Text">count()</text:span> is constant complexity (<text:span text:style-name="Source_20_Text">O(1)</text:span> operation) on arrays, which makes it even clearer that it’s the right choice.</text:p>
      <text:p text:style-name="Text_20_body">Another example when <text:span text:style-name="Source_20_Text">empty()</text:span> can be dangerous is when combining it with the magic class function <text:span text:style-name="Source_20_Text">__get()</text:span>. Let’s define two classes and have a <text:span text:style-name="Source_20_Text">test</text:span> property in both.</text:p>
      <text:p text:style-name="Text_20_body">First let’s define a <text:span text:style-name="Source_20_Text">Regular</text:span> class that includes <text:span text:style-name="Source_20_Text">test</text:span> as a normal property:</text:p>
      <text:p text:style-name="Preformatted_20_Text"><text:span text:style-name="Source_20_Text">class Regular</text:span></text:p>
      <text:p text:style-name="Preformatted_20_Text"><text:span text:style-name="Source_20_Text">{</text:span></text:p>
      <text:p text:style-name="Preformatted_20_Text"><text:span text:style-name="Source_20_Text"><text:s text:c="8"/>public $test = 'value';</text:span></text:p>
      <text:p text:style-name="P1"><text:span text:style-name="Source_20_Text">}</text:span></text:p>
      <text:p text:style-name="Text_20_body">Then let’s define a <text:span text:style-name="Source_20_Text">Magic</text:span> class that uses the magic <text:span text:style-name="Source_20_Text">__get()</text:span> operator to access its <text:span text:style-name="Source_20_Text">test</text:span> property:</text:p>
      <text:p text:style-name="Preformatted_20_Text"><text:span text:style-name="Source_20_Text">class Magic</text:span></text:p>
      <text:p text:style-name="Preformatted_20_Text"><text:soft-page-break/><text:span text:style-name="Source_20_Text">{</text:span></text:p>
      <text:p text:style-name="Preformatted_20_Text"><text:span text:style-name="Source_20_Text"><text:s text:c="8"/>private $values = ['test' =&gt; 'value'];</text:span></text:p>
      <text:p text:style-name="Preformatted_20_Text"/>
      <text:p text:style-name="Preformatted_20_Text"><text:span text:style-name="Source_20_Text"><text:s text:c="8"/>public function __get($key)</text:span></text:p>
      <text:p text:style-name="Preformatted_20_Text"><text:span text:style-name="Source_20_Text"><text:s text:c="8"/>{</text:span></text:p>
      <text:p text:style-name="Preformatted_20_Text"><text:span text:style-name="Source_20_Text"><text:s text:c="16"/>if (isset($this-&gt;values[$key])) {</text:span></text:p>
      <text:p text:style-name="Preformatted_20_Text"><text:span text:style-name="Source_20_Text"><text:s text:c="24"/>return $this-&gt;values[$key];</text:span></text:p>
      <text:p text:style-name="Preformatted_20_Text"><text:span text:style-name="Source_20_Text"><text:s text:c="16"/>}</text:span></text:p>
      <text:p text:style-name="Preformatted_20_Text"><text:span text:style-name="Source_20_Text"><text:s text:c="8"/>}</text:span></text:p>
      <text:p text:style-name="P1"><text:span text:style-name="Source_20_Text">}</text:span></text:p>
      <text:p text:style-name="Text_20_body">OK, now let’s see what happens when we attempt to access the <text:span text:style-name="Source_20_Text">test</text:span> property of each of these classes:</text:p>
      <text:p text:style-name="Preformatted_20_Text"><text:span text:style-name="Source_20_Text">$regular = new Regular();</text:span></text:p>
      <text:p text:style-name="Preformatted_20_Text"><text:span text:style-name="Source_20_Text">var_dump($regular-&gt;test); <text:s text:c="3"/>// outputs string(4) "value"</text:span></text:p>
      <text:p text:style-name="Preformatted_20_Text"><text:span text:style-name="Source_20_Text">$magic = new Magic();</text:span></text:p>
      <text:p text:style-name="P1"><text:span text:style-name="Source_20_Text">var_dump($magic-&gt;test); <text:s text:c="5"/>// outputs string(4) "value"</text:span></text:p>
      <text:p text:style-name="Text_20_body">Fine so far.</text:p>
      <text:p text:style-name="Text_20_body">But now let’s see what happens when we call <text:span text:style-name="Source_20_Text">empty()</text:span> on each of these:</text:p>
      <text:p text:style-name="Preformatted_20_Text"><text:span text:style-name="Source_20_Text">var_dump(empty($regular-&gt;test)); <text:s text:c="3"/>// outputs bool(false)</text:span></text:p>
      <text:p text:style-name="P1"><text:span text:style-name="Source_20_Text">var_dump(empty($magic-&gt;test)); <text:s text:c="5"/>// outputs bool(true)</text:span></text:p>
      <text:p text:style-name="Text_20_body">Ugh. So if we rely on <text:span text:style-name="Source_20_Text">empty()</text:span>, we can be misled into believing that the <text:span text:style-name="Source_20_Text">test</text:span> property of <text:span text:style-name="Source_20_Text">$magic</text:span> is empty, whereas in reality it is set to <text:span text:style-name="Source_20_Text">'value'</text:span>.</text:p>
      <text:p text:style-name="Text_20_body">Unfortunately, if a class uses the magic <text:span text:style-name="Source_20_Text">__get()</text:span> function to retrieve a property’s value, there’s no foolproof way to check if that property value is empty or not. Outside of the class’ scope, you can really only check if a <text:span text:style-name="Source_20_Text">null</text:span> value will be returned, and that doesn’t necessarily mean that the corresponding key is not set, since it actually <text:span text:style-name="Emphasis">could</text:span> have been <text:span text:style-name="Emphasis">set</text:span> to <text:span text:style-name="Source_20_Text">null</text:span>.</text:p>
      <text:p text:style-name="Text_20_body">In contrast, if we attempt to reference a non-existent property of a <text:span text:style-name="Source_20_Text">Regular</text:span> class instance, we will get a notice similar to the following:</text:p>
      <text:p text:style-name="Preformatted_20_Text"><text:span text:style-name="Source_20_Text">Notice: Undefined property: Regular::$nonExistantTest in /path/to/test.php on line 10</text:span></text:p>
      <text:p text:style-name="Preformatted_20_Text"/>
      <text:p text:style-name="Preformatted_20_Text"><text:span text:style-name="Source_20_Text">Call Stack:</text:span></text:p>
      <text:p text:style-name="P1"><text:span text:style-name="Source_20_Text"><text:s text:c="4"/>0.0012 <text:s text:c="4"/>234704 <text:s text:c="2"/>1. {main}() /path/to/test.php:0</text:span></text:p>
      <text:p text:style-name="Text_20_body">So the main point here is that the <text:span text:style-name="Source_20_Text">empty()</text:span> method should be used with care as it can lend itself to confusing – or even potentially misleading – results, if one is not careful.</text:p>
      <text:h text:style-name="Heading_20_2" text:outline-level="2"><text:bookmark text:name="wrap-up"/>Wrap-up</text:h>
      <text:p text:style-name="Text_20_body">PHP’s ease of use can lull developers into a false sense of comfort, leaving themselves vulnerable to lengthy PHP debugging due to some of the nuances and idiosyncrasies of the language. This can result in PHP not working and problems such as those described herein.</text:p>
      <text:p text:style-name="Text_20_body">The PHP language has evolved significantly over the course of its 20 year history. Familiarizing oneself with its subtleties is a worthwhile endeavor, as it will help ensure that the <text:a xlink:type="simple" xlink:href="https://www.toptal.com/php/job-description" text:style-name="Internet_20_link" text:visited-style-name="Visited_20_Internet_20_Link">software you produce</text:a> is more scalable, robust, and maintainable.</text:p>
      <text:p text:style-name="Standard"><text:soft-page-break/><text:a xlink:type="simple" xlink:href="https://www.toptal.com/php/10-most-common-mistakes-php-programmers-make" text:style-name="Internet_20_link" text:visited-style-name="Visited_20_Internet_20_Link">https://www.toptal.com/php/10-most-common-mistakes-php-programmers-make</text:a></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5T21:30:11.138486572</meta:creation-date>
    <dc:date>2021-04-05T21:30:45.334065785</dc:date>
    <meta:editing-duration>PT36S</meta:editing-duration>
    <meta:editing-cycles>2</meta:editing-cycles>
    <meta:generator>LibreOffice/6.4.6.2$Linux_X86_64 LibreOffice_project/40$Build-2</meta:generator>
    <meta:document-statistic meta:table-count="0" meta:image-count="0" meta:object-count="0" meta:page-count="14" meta:paragraph-count="361" meta:word-count="4420" meta:character-count="27412" meta:non-whitespace-character-count="22866"/>
  </office:meta>
</office:document-meta>
</file>